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in" fo:border="none"/>
    </style:style>
    <style:style style:name="Table1.7" style:family="table-row">
      <style:table-row-properties style:min-row-height="0.1681in"/>
    </style:style>
    <style:style style:name="P1" style:family="paragraph" style:parent-style-name="Standard">
      <style:text-properties officeooo:rsid="00177772" officeooo:paragraph-rsid="00177772"/>
    </style:style>
    <style:style style:name="P2" style:family="paragraph" style:parent-style-name="Standard">
      <style:text-properties officeooo:rsid="0018cff4" officeooo:paragraph-rsid="0018cff4"/>
    </style:style>
    <style:style style:name="P3" style:family="paragraph" style:parent-style-name="Standard">
      <style:text-properties officeooo:rsid="0019d150" officeooo:paragraph-rsid="0019d150"/>
    </style:style>
    <style:style style:name="P4" style:family="paragraph" style:parent-style-name="Standard">
      <style:text-properties officeooo:rsid="001c990e" officeooo:paragraph-rsid="001c990e"/>
    </style:style>
    <style:style style:name="P5" style:family="paragraph" style:parent-style-name="Standard">
      <style:text-properties officeooo:rsid="001c990e" officeooo:paragraph-rsid="001f6e11"/>
    </style:style>
    <style:style style:name="P6" style:family="paragraph" style:parent-style-name="Standard">
      <style:text-properties officeooo:rsid="001c990e" officeooo:paragraph-rsid="002267ea"/>
    </style:style>
    <style:style style:name="P7" style:family="paragraph" style:parent-style-name="Standard">
      <style:text-properties officeooo:rsid="001f7260" officeooo:paragraph-rsid="001f7260"/>
    </style:style>
    <style:style style:name="P8" style:family="paragraph" style:parent-style-name="Standard">
      <style:text-properties officeooo:rsid="0027db61" officeooo:paragraph-rsid="0027db61"/>
    </style:style>
    <style:style style:name="P9" style:family="paragraph" style:parent-style-name="Text_20_body">
      <style:text-properties officeooo:rsid="001f7260" officeooo:paragraph-rsid="001f7260"/>
    </style:style>
    <style:style style:name="P10" style:family="paragraph" style:parent-style-name="Text_20_body">
      <style:text-properties officeooo:rsid="001f7260" officeooo:paragraph-rsid="002185f4"/>
    </style:style>
    <style:style style:name="P11" style:family="paragraph" style:parent-style-name="Text_20_body">
      <style:text-properties officeooo:rsid="00203b85" officeooo:paragraph-rsid="00203b85"/>
    </style:style>
    <style:style style:name="P12" style:family="paragraph" style:parent-style-name="Text_20_body">
      <style:text-properties officeooo:rsid="002185f4" officeooo:paragraph-rsid="002185f4"/>
    </style:style>
    <style:style style:name="P13" style:family="paragraph" style:parent-style-name="Text_20_body" style:list-style-name="L3">
      <style:text-properties officeooo:rsid="0022a5e2" officeooo:paragraph-rsid="0022a5e2"/>
    </style:style>
    <style:style style:name="P14" style:family="paragraph" style:parent-style-name="Text_20_body" style:list-style-name="L3">
      <style:text-properties officeooo:rsid="0022a5e2" officeooo:paragraph-rsid="002393be"/>
    </style:style>
    <style:style style:name="P15" style:family="paragraph" style:parent-style-name="Text_20_body">
      <style:text-properties officeooo:rsid="0022a5e2" officeooo:paragraph-rsid="002393be"/>
    </style:style>
    <style:style style:name="P16" style:family="paragraph" style:parent-style-name="Text_20_body">
      <style:text-properties officeooo:rsid="002393be" officeooo:paragraph-rsid="002393be"/>
    </style:style>
    <style:style style:name="P17" style:family="paragraph" style:parent-style-name="Text_20_body" style:list-style-name="L3">
      <style:text-properties officeooo:paragraph-rsid="0023f0bb"/>
    </style:style>
    <style:style style:name="P18" style:family="paragraph" style:parent-style-name="Text_20_body" style:list-style-name="L3">
      <style:text-properties officeooo:rsid="0023f0bb" officeooo:paragraph-rsid="0023f0bb"/>
    </style:style>
    <style:style style:name="P19" style:family="paragraph" style:parent-style-name="Text_20_body">
      <style:text-properties officeooo:rsid="0023f0bb" officeooo:paragraph-rsid="0023f0bb"/>
    </style:style>
    <style:style style:name="P20" style:family="paragraph" style:parent-style-name="Text_20_body">
      <style:text-properties officeooo:paragraph-rsid="0023f0bb"/>
    </style:style>
    <style:style style:name="P21" style:family="paragraph" style:parent-style-name="Text_20_body">
      <style:text-properties officeooo:paragraph-rsid="0025e7f5"/>
    </style:style>
    <style:style style:name="P22" style:family="paragraph" style:parent-style-name="Text_20_body">
      <style:text-properties officeooo:rsid="0026928f" officeooo:paragraph-rsid="0026928f"/>
    </style:style>
    <style:style style:name="P23" style:family="paragraph" style:parent-style-name="Text_20_body">
      <style:text-properties officeooo:paragraph-rsid="0027db61"/>
    </style:style>
    <style:style style:name="P24" style:family="paragraph" style:parent-style-name="Text_20_body">
      <style:text-properties officeooo:rsid="0027db61" officeooo:paragraph-rsid="0027db61"/>
    </style:style>
    <style:style style:name="P25" style:family="paragraph" style:parent-style-name="Heading_20_1">
      <style:paragraph-properties fo:break-before="page"/>
    </style:style>
    <style:style style:name="P26" style:family="paragraph" style:parent-style-name="Heading_20_2">
      <style:text-properties officeooo:paragraph-rsid="002267ea"/>
    </style:style>
    <style:style style:name="P27" style:family="paragraph" style:parent-style-name="Heading_20_2">
      <style:text-properties officeooo:paragraph-rsid="0026928f"/>
    </style:style>
    <style:style style:name="T1" style:family="text">
      <style:text-properties officeooo:rsid="0018cff4"/>
    </style:style>
    <style:style style:name="T2" style:family="text">
      <style:text-properties officeooo:rsid="001a7496"/>
    </style:style>
    <style:style style:name="T3" style:family="text">
      <style:text-properties officeooo:rsid="001c990e"/>
    </style:style>
    <style:style style:name="T4" style:family="text">
      <style:text-properties officeooo:rsid="001e3564"/>
    </style:style>
    <style:style style:name="T5" style:family="text">
      <style:text-properties officeooo:rsid="001ef300"/>
    </style:style>
    <style:style style:name="T6" style:family="text">
      <style:text-properties officeooo:rsid="001f6e11"/>
    </style:style>
    <style:style style:name="T7" style:family="text">
      <style:text-properties officeooo:rsid="001f7260"/>
    </style:style>
    <style:style style:name="T8" style:family="text">
      <style:text-properties officeooo:rsid="00203b85"/>
    </style:style>
    <style:style style:name="T9" style:family="text">
      <style:text-properties officeooo:rsid="002267ea"/>
    </style:style>
    <style:style style:name="T10" style:family="text">
      <style:text-properties officeooo:rsid="002393be"/>
    </style:style>
    <style:style style:name="T11" style:family="text">
      <style:text-properties officeooo:rsid="0023f0bb"/>
    </style:style>
    <style:style style:name="T12" style:family="text">
      <style:text-properties officeooo:rsid="0025e7f5"/>
    </style:style>
    <style:style style:name="T13" style:family="text">
      <style:text-properties officeooo:rsid="0027db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boKoch</text:p>
      <text:p text:style-name="Text_20_body"/>
      <text:h text:style-name="Heading_20_2" text:outline-level="2">Acronyme</text:h>
      <text:p text:style-name="P16">Axiom: Relationen</text:p>
      <text:p text:style-name="P12">Interval: Ablauf</text:p>
      <text:p text:style-name="P12">TimeFrame: Zeitrahmen</text:p>
      <text:p text:style-name="P12">TimeDomain: Zeitbereich</text:p>
      <text:p text:style-name="P1"/>
      <text:h text:style-name="Heading_20_2" text:outline-level="2">Interpretation der Relation<text:span text:style-name="T6">s</text:span>eingabe</text:h>
      <text:p text:style-name="P2"/>
      <text:p text:style-name="P2">//RAHMEN DER TABELLE ENTFERNEN</text:p>
      <table:table table:name="Table1" table:style-name="Table1">
        <table:table-column table:style-name="Table1.A" table:number-columns-repeated="2"/>
        <table:table-row>
          <table:table-cell table:style-name="Table1.A1" office:value-type="string">
            <text:p text:style-name="P2">direkt vor</text:p>
          </table:table-cell>
          <table:table-cell table:style-name="Table1.A1" office:value-type="string">
            <text:p text:style-name="P2"><text:s/>m</text:p>
          </table:table-cell>
        </table:table-row>
        <table:table-row>
          <table:table-cell table:style-name="Table1.A1" office:value-type="string">
            <text:p text:style-name="Standard"><text:span text:style-name="T1">direkt anschliessend</text:span></text:p>
          </table:table-cell>
          <table:table-cell table:style-name="Table1.A1" office:value-type="string">
            <text:p text:style-name="P2"><text:s/>mi</text:p>
          </table:table-cell>
        </table:table-row>
        <table:table-row>
          <table:table-cell table:style-name="Table1.A1" office:value-type="string">
            <text:p text:style-name="P2">vor</text:p>
          </table:table-cell>
          <table:table-cell table:style-name="Table1.A1" office:value-type="string">
            <text:p text:style-name="P2"><text:s/>&lt;</text:p>
          </table:table-cell>
        </table:table-row>
        <table:table-row>
          <table:table-cell table:style-name="Table1.A1" office:value-type="string">
            <text:p text:style-name="P2">nach</text:p>
          </table:table-cell>
          <table:table-cell table:style-name="Table1.A1" office:value-type="string">
            <text:p text:style-name="P2"><text:s/>&gt;</text:p>
          </table:table-cell>
        </table:table-row>
        <table:table-row>
          <table:table-cell table:style-name="Table1.A1" office:value-type="string">
            <text:p text:style-name="P2">angrenzend</text:p>
          </table:table-cell>
          <table:table-cell table:style-name="Table1.A1" office:value-type="string">
            <text:p text:style-name="P2"><text:s/>m oder mi</text:p>
          </table:table-cell>
        </table:table-row>
        <table:table-row>
          <table:table-cell table:style-name="Table1.A1" office:value-type="string">
            <text:p text:style-name="P2">ueberlappend</text:p>
          </table:table-cell>
          <table:table-cell table:style-name="Table1.A1" office:value-type="string">
            <text:p text:style-name="P2"><text:s/>o oder oi</text:p>
          </table:table-cell>
        </table:table-row>
        <table:table-row table:style-name="Table1.7">
          <table:table-cell table:style-name="Table1.A1" office:value-type="string">
            <text:p text:style-name="P2">gleich</text:p>
          </table:table-cell>
          <table:table-cell table:style-name="Table1.A1" office:value-type="string">
            <text:p text:style-name="P2"><text:s/>=</text:p>
          </table:table-cell>
        </table:table-row>
        <table:table-row>
          <table:table-cell table:style-name="Table1.A1" office:value-type="string">
            <text:p text:style-name="P2">beendet</text:p>
          </table:table-cell>
          <table:table-cell table:style-name="Table1.A1" office:value-type="string">
            <text:p text:style-name="P2"><text:s/>f</text:p>
          </table:table-cell>
        </table:table-row>
        <table:table-row>
          <table:table-cell table:style-name="Table1.A1" office:value-type="string">
            <text:p text:style-name="P2">startet</text:p>
          </table:table-cell>
          <table:table-cell table:style-name="Table1.A1" office:value-type="string">
            <text:p text:style-name="P2"><text:s/>s</text:p>
          </table:table-cell>
        </table:table-row>
      </table:table>
      <text:p text:style-name="P2"/>
      <text:h text:style-name="Heading_20_1" text:outline-level="1">Entwurf</text:h>
      <text:p text:style-name="P2"/>
      <text:p text:style-name="P3">Das fertige Programm soll in 2 Hauptphasen ermitteln ob die in der Eingabe beschriebenen Szenarien möglich sind. <text:line-break/><text:tab/>In der 1.Phase soll die Eingabe der Ablauf- und Beziehungsdatei auf Konsistent in einem <text:span text:style-name="T3">beliebigen</text:span> <text:span text:style-name="T3">z</text:span>eitlichen <text:span text:style-name="T3">R</text:span>ahmen geprüft werden. <text:span text:style-name="T2">Bei der Überprüfung werden Handlungen als Intervale Dargestellt und Beziehungen als Relationen von einem Interval zum anderen. </text:span>Nach dieser Überprüfung soll das Programm das Ergebnis der Konsistenzprüfung ausgeben.</text:p>
      <text:p text:style-name="P3"><text:tab/>Die 2.Phase soll <text:span text:style-name="T2">angestoßen werden, wenn die Konsistenzprüfung der 1.Phase keine Widersprüche liefert. In der 2.Phase wird zusätzlich zu den Daten der 1.Phase, die Durchführungsdatei miteinbezogen. Die Durchführungsdatei liefert dabei begrenzende Zeitpunkt für jedes Interval. Diese Zeitpunkte begrenzen die Positionierung von Intervalen innerhalb eines Zeitrahmens. Aufgrund dieser Begrenzung soll überprüft werden, ob es möglich ist die einzelnen Intervale innerhalb der Begrenzungen unter Beachtung der Relationen anzuordnen.</text:span></text:p>
      <text:p text:style-name="P3"/>
      <text:p text:style-name="P8">Die Programmiersprache c++ wurde gewählt, da nur beschränkte Kenntnisse in den Programmiersprachen LISP und c# vorlagen und Java im Vorhinein ausgeschlossen worden ist.</text:p>
      <text:h text:style-name="P25" text:outline-level="1"><text:span text:style-name="T2">U</text:span>msetzung</text:h>
      <text:p text:style-name="P4"/>
      <text:p text:style-name="P4">Die Umsetzung teilt die 2 Phasen aus dem Entwurf auf und positioniert das Einlesen der Daten an den Beginn der Programmausführung. </text:p>
      <text:h text:style-name="Heading_20_2" text:outline-level="2">Datenstrukturübersicht</text:h>
      <text:p text:style-name="P10">axiom:<text:tab/><text:tab/>Enum zur abbildung der Allen'schen Axiome</text:p>
      <text:p text:style-name="P10">axiomSet:<text:tab/>Ein Menge aus axiome.</text:p>
      <text:p text:style-name="P9">Intervale:<text:tab/>Dienen zur Identifizierung von Abläufen und enthalten die Ablaufdauer.</text:p>
      <text:p text:style-name="P9">Range:<text:tab/><text:tab/>Enthält mögliche Positionierung des Interval Startpunktes. </text:p>
      <text:p text:style-name="P9"><text:tab/><text:tab/>(Endpunkt eines Intervals := Startpunkt + Dauer des Intervals, da ein Interval eine <text:tab/><text:tab/><text:tab/>Feste Dauer hat.)</text:p>
      <text:p text:style-name="P9">TimeFrame:<text:tab/>Enthält alle Informationen und dient zur <text:span text:style-name="T8">Überprüfung der </text:span>Relation<text:span text:style-name="T8">en</text:span>.</text:p>
      <text:p text:style-name="P9"><text:tab/><text:tab/><text:span text:style-name="T8">Teilt Relationen in verschiedene TimeDomains auf.</text:span></text:p>
      <text:p text:style-name="P9">TimeDomain:<text:tab/><text:span text:style-name="T8">Enthält Informationen über Relationen von Intervalen (jede Relation hat nur ein axiom <text:tab/><text:tab/><text:tab/>innerhalb einer TimeDomain.) und dient zur Überprüfung der <text:tab/><text:tab/><text:tab/><text:tab/><text:tab/><text:tab/>Positionierungsbegrenzung.</text:span></text:p>
      <text:p text:style-name="P11">irm:<text:tab/><text:tab/>Interval Relationship Map. </text:p>
      <text:p text:style-name="P11"><text:tab/><text:tab/>Mapped eine Relation (axiomSet) zu einem Paar aus Intervalen</text:p>
      <text:p text:style-name="P11">iram:<text:tab/><text:tab/>Interval Range Map. </text:p>
      <text:p text:style-name="P11"><text:tab/><text:tab/>Mapped die Positionierung (Range) zu einem Interval</text:p>
      <text:p text:style-name="P9"/>
      <text:p text:style-name="P7"/>
      <text:h text:style-name="Heading_20_2" text:outline-level="2">Übersicht der Programmausführung</text:h>
      <text:p text:style-name="P4"/>
      <text:p text:style-name="P4">Einlesen der Daten und <text:span text:style-name="T4">Erstellung</text:span> eines <text:span text:style-name="T10">TimeFrames</text:span></text:p>
      <text:p text:style-name="P4"/>
      <text:p text:style-name="P4">1.Phase <text:span text:style-name="T6">(innerhalb des TimeFrames)</text:span></text:p>
      <text:p text:style-name="P4"><text:tab/><text:span text:style-name="T6">Konsistenzp</text:span>rüfung der Relationen</text:p>
      <text:p text:style-name="P4"><text:tab/><text:span text:style-name="T6">Ausgabe der Konsistenz von Relationen</text:span></text:p>
      <text:p text:style-name="P4"><text:tab/>Aufteilung des <text:span text:style-name="T5">Zeitrahmens</text:span> in Zeit<text:span text:style-name="T5">b</text:span>ereiche<text:line-break/>2.Phase <text:span text:style-name="T6">(innerhalb der einzelnen Zeitbereiche)</text:span></text:p>
      <text:p text:style-name="P4"><text:tab/>Mögliche zeitliche Positionierung ermitteln</text:p>
      <text:p text:style-name="P4"><text:tab/>Überprüfung der <text:span text:style-name="T5">Positionierung</text:span></text:p>
      <text:p text:style-name="P4"><text:tab/>Eingrenzung der <text:span text:style-name="T5">Positionierung</text:span> aufgrund von Relationen</text:p>
      <text:p text:style-name="P5"><text:tab/>Verteilung <text:span text:style-name="T5">der Abläufen </text:span></text:p>
      <text:p text:style-name="P5"><text:span text:style-name="T5"><text:tab/>Überprüfung der Relationen aufgrund der Positionierung</text:span></text:p>
      <text:p text:style-name="P5"><text:span text:style-name="T5"><text:tab/>Ausgabe von der gesamt Konsistenz</text:span></text:p>
      <text:p text:style-name="P5"/>
      <text:h text:style-name="Heading_20_2" text:outline-level="2"><text:soft-page-break/>Einlesen der Daten und <text:span text:style-name="T4">Erstellung</text:span> eines Zeitrahmens</text:h>
      <text:p text:style-name="P6"><text:span text:style-name="T9">Die Daten werden mit einem CSVReader aus Dateien eingelesen. Der CSVReader ist spezialisiert auf den Aufbau vorliegenden Daten und wandelt diese für den Zeitrahmen (TimeFrame) um.</text:span></text:p>
      <text:p text:style-name="P6"/>
      <text:h text:style-name="P26" text:outline-level="2"><text:span text:style-name="T9">1.Phase </text:span></text:h>
      <text:p text:style-name="P16"><text:span text:style-name="T9">E</text:span>rmittlung der Konsistenz von gegebenen Relationen.</text:p>
      <text:h text:style-name="P26" text:outline-level="2"><text:span text:style-name="T6">Konsistenzprüfung der Relationen</text:span></text:h>
      <text:p text:style-name="P15"><text:span text:style-name="T10">Der Zeitrahmen (TimeFrame) ist konsistent, wenn jede Relation (AxiomSet) innerhalb des TimeFrames konsistent ist. Die Konsistenz der einzelnen AxiomSets kann ermittelt werden, indem der folgende Ablauf wiederholt wird, bis sich keine Änderung nach der Ausführung des Ablaufs ergibt.</text:span></text:p>
      <text:list xml:id="list8675733579514022552" text:style-name="L3">
        <text:list-item>
          <text:list>
            <text:list-item>
              <text:list>
                <text:list-item>
                  <text:p text:style-name="P13">Es werden alle Wege von Ix nach Iy ermittelt</text:p>
                </text:list-item>
                <text:list-item>
                  <text:p text:style-name="P13">D<text:span text:style-name="T10">er AxiomSet</text:span> für jeden Weg wird mithilfe der P-Relation ermittelt.</text:p>
                </text:list-item>
                <text:list-item>
                  <text:p text:style-name="P13">Die Schnittmenge aller ermittelten <text:span text:style-name="T10">AxiomSets</text:span> wird gebildet</text:p>
                </text:list-item>
                <text:list-item>
                  <text:p text:style-name="P14">Die Schnittmenge <text:span text:style-name="T10">enthält alle</text:span> konsistent<text:span text:style-name="T11">en</text:span> <text:span text:style-name="T10">Axiome</text:span> zwischen Ix und Iy</text:p>
                </text:list-item>
                <text:list-item>
                  <text:p text:style-name="P18">Die Schnittmenge ist nun das neue AxiomSet zwischen Ix und Iy</text:p>
                </text:list-item>
                <text:list-item>
                  <text:p text:style-name="P17"><text:span text:style-name="T10">Die Relation ist konsistent wenn sie eins oder mehr Axiome enthält </text:span></text:p>
                </text:list-item>
              </text:list>
            </text:list-item>
          </text:list>
        </text:list-item>
      </text:list>
      <text:h text:style-name="P26" text:outline-level="2"><text:span text:style-name="T6">Ausgabe der Konsistenz von Relationen</text:span></text:h>
      <text:p text:style-name="P20"><text:span text:style-name="T6">Wenn ein oder mehr AxiomSet des TimeFrames leer sind, dann wird ausgegeben, dass der Kochablauf inkonsistent ist und der Programmablauf abgebrochen. Im anderen Fall wird die ausgegeben, dass der Kochablauf konsistent ist und der Programmablauf fortgesetzt. </text:span></text:p>
      <text:h text:style-name="Heading_20_2" text:outline-level="2">Aufteilung des <text:span text:style-name="T5">Zeitrahmens</text:span> in Zeit<text:span text:style-name="T5">b</text:span>ereiche</text:h>
      <text:p text:style-name="P19">Die Aufteilung der TimeFrames in TimeDomains muss in unserer Implementierung vorgenommen werden, da wir in den TimeDomains mit einer Punktrelationen arbeiten. Dies könnte bei mehreren Axiomen pro Intervalpaar zu mehrdeutigkeit<text:span text:style-name="T12">en</text:span> führen. <text:span text:style-name="T12">Um dies zu vermeiden wir der TimeFrame in TimeDomains aufgeteilt. Diese TimeDomains besitzten pro Relation nur ein Axiom. </text:span><text:s/><text:span text:style-name="T12"><text:s/></text:span></text:p>
      <text:p text:style-name="P20"/>
      <text:h text:style-name="P26" text:outline-level="2">2.Phase</text:h>
      <text:p text:style-name="P24"><text:span text:style-name="T12">E</text:span>rmittlung der Konsistenz der unter gegeben Zeitlichen Eingrenzung in Parallel ablaufenden TimeDomains. </text:p>
      <text:h text:style-name="Heading_20_2" text:outline-level="2">Mögliche zeitliche Positionierung ermitteln</text:h>
      <text:p text:style-name="P21"><text:span text:style-name="T12">Aufgrund der Dauer und des Beginn- <text:s/>und Endzeitpunktes, wird ermittelt in welchem zeitlichen Bereich (Range) der Startpunkt eines Intervals Positioniert werden kann.</text:span></text:p>
      <text:p text:style-name="P21"/>
      <text:p text:style-name="P21"><text:soft-page-break/></text:p>
      <text:h text:style-name="Heading_20_2" text:outline-level="2">Überprüfung der <text:span text:style-name="T5">Positionierung</text:span></text:h>
      <text:p text:style-name="P22"><text:span text:style-name="T5">E</text:span>s wird überprüft ob die Ranges der einzelnen Intervale zulässig sind.</text:p>
      <text:h text:style-name="Heading_20_2" text:outline-level="2">Eingrenzung der <text:span text:style-name="T5">Positionierung</text:span> aufgrund von Relationen</text:h>
      <text:p text:style-name="P22">Die einzelnen Ranges werden reduziert zu dem Zeitlich möglichen Bereich, bei dem alle direkten Relationen des Intervals berücksichtigt werden.</text:p>
      <text:p text:style-name="P22">direkte Relationen := Relationen zwischen 2 benachbarten Intervalen <text:s/></text:p>
      <text:h text:style-name="P26" text:outline-level="2">Verteilung <text:span text:style-name="T5">der Abläufen aufgrund der ermittelten Positionierung und Relationen</text:span></text:h>
      <text:p text:style-name="P22"><text:span text:style-name="T5">A</text:span>lle Intervale die eine Range mit mehr als einem möglichen Punkt besitzten, wird ein Zeitpunkt zugewiesen der sich innerhalb der Range befindet.</text:p>
      <text:h text:style-name="P26" text:outline-level="2"><text:span text:style-name="T5">Überprüfung der Relationen aufgrund von Positionierung</text:span></text:h>
      <text:p text:style-name="P22">Es wird geprüft ob alle Relationen zwischen den Intervalen zulässig sind. Wenn dies nicht der Fall und mögliche Positionierungen ausstehen, dann werden die Intervale neu Positioniert. Wenn keine valide Positionierung gefunden werden kann, dann ist der Kochprozess inkonsistent andernfalls konsistent. </text:p>
      <text:h text:style-name="P27" text:outline-level="2"><text:span text:style-name="T5">Ausgabe von der gesamt Konsistenz</text:span></text:h>
      <text:p text:style-name="P23"><text:span text:style-name="T13">Wenn eines der TimeDomains konsistent ist, dann ist der gesamte Kochprozess konsistent, da eine Aufteilung der Intervale gefunden worden ist, die allen Regeln der Relationen entspricht.</text:span></text:p>
      <text:p text:style-name="P23"/>
      <text:h text:style-name="Heading_20_1" text:outline-level="1"><text:span text:style-name="T13">Ergebnisbewertung</text:span></text:h>
      <text:p text:style-name="P24">//Nick du darfst unser Ergebnis bewerten, ich wäre zu kritisch und würde es fertig machen</text:p>
      <text:p text:style-name="P24">//Meine punkte:</text:p>
      <text:p text:style-name="P24">In der 1.Phase sollte die Dauer von Intervalen miteinbezogen werden.</text:p>
      <text:p text:style-name="P24">Die 2.Phase ist Elemenieren von dem Ummöglichen und dann Bruteforce (Ich konnte keinen anständigen algorithmus dafür finden der Zeitpunkte und Interval dauer mit einbezie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amm </meta:initial-creator>
    <meta:creation-date>2014-01-16T09:21:04.317550992</meta:creation-date>
    <dc:date>2014-01-16T15:03:53.809992005</dc:date>
    <dc:creator>estamm </dc:creator>
    <meta:editing-duration>PT5H27M35S</meta:editing-duration>
    <meta:editing-cycles>8</meta:editing-cycles>
    <meta:generator>LibreOffice/4.1.0.4$Linux_x86 LibreOffice_project/89ea49ddacd9aa532507cbf852f2bb22b1ace28</meta:generator>
    <meta:document-statistic meta:table-count="1" meta:image-count="0" meta:object-count="0" meta:page-count="4" meta:paragraph-count="93" meta:word-count="870" meta:character-count="6468" meta:non-whitespace-character-count="5636"/>
  </office:meta>
</office:document-meta>
</file>